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weight="bold" officeooo:rsid="00005277" officeooo:paragraph-rsid="00005277"/>
    </style:style>
    <style:style style:name="P3" style:family="paragraph" style:parent-style-name="Text_20_body">
      <style:text-properties fo:font-weight="bold" officeooo:paragraph-rsid="00005277"/>
    </style:style>
    <style:style style:name="T1" style:family="text">
      <style:text-properties officeooo:rsid="000052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set description: <text:a xlink:type="simple" xlink:href="http://archive.ics.uci.edu/ml/datasets/wiki4HE" text:style-name="Internet_20_link" text:visited-style-name="Visited_20_Internet_20_Link">http://archive.ics.uci.edu/ml/datasets/wiki4HE</text:a>#</text:p>
      <text:p text:style-name="P3"><text:span text:style-name="T1">Dataset download: </text:span><text:a xlink:type="simple" xlink:href="http://archive.ics.uci.edu/ml/machine-learning-databases/00334/" text:style-name="Internet_20_link" text:visited-style-name="Visited_20_Internet_20_Link"><text:span text:style-name="T1">http://archive.ics.uci.edu/ml/machine-learning-databases/00334/</text:span></text:a></text:p>
      <text:p text:style-name="P3"/>
      <text:p text:style-name="P1">Data Set Information:</text:p>
      <text:p text:style-name="Text_20_body">Ongoing research on university faculty perceptions and practices of using Wikipedia as a teaching resource. Based on a Technology Acceptance Model, the relationships within the internal and external constructs of the model are analyzed. Both the perception of colleaguesâ€™ opinion about Wikipedia and the perceived quality of the information in Wikipedia play a central role in the obtained model. </text:p>
      <text:p text:style-name="Text_20_body"/>
      <text:p text:style-name="P1">Attribute Information:</text:p>
      <text:p text:style-name="Text_20_body">AGE: numeric <text:line-break/>GENDER: 0=Male; 1=Female <text:line-break/>DOMAIN: 1=Arts &amp; Humanities; 2=Sciences; 3=Health Sciences; 4=Engineering &amp; Architecture; 5=Law &amp; Politics <text:line-break/>PhD: 0=No; 1=Yes <text:line-break/>YEARSEXP (years of university teaching experience): numeric <text:line-break/>UNIVERSITY: 1=UOC; 2=UPF <text:line-break/>UOC_POSITION (academic position of UOC members): 1=Professor; 2=Associate; 3=Assistant; 4=Lecturer; 5=Instructor; 6=Adjunct <text:line-break/>OTHER (main job in another university for part-time members): 1=Yes; 2=No <text:line-break/>OTHER_POSITION (work as part-time in another university and UPF members): 1=Professor; 2=Associate; 3=Assistant; 4=Lecturer; 5=Instructor; 6=Adjunct <text:line-break/>USERWIKI (Wikipedia registered user): 0=No; 1=Yes <text:line-break/><text:line-break/>The following survey items are Likert scale (1-5) ranging from strongly disagree / never (1) to strongly agree / always (5) <text:line-break/><text:line-break/>Perceived Usefulness <text:line-break/>PU1: The use of Wikipedia makes it easier for students to develop new skills <text:line-break/>PU2: The use of Wikipedia improves students' learning <text:line-break/>PU3: Wikipedia is useful for teaching <text:line-break/><text:line-break/>Perceived Ease of Use <text:line-break/>PEU1: Wikipedia is user-friendly <text:line-break/>PEU2: It is easy to find in Wikipedia the information you seek <text:line-break/>PEU3: It is easy to add or edit information in Wikipedia <text:line-break/><text:line-break/>Perceived Enjoyment <text:line-break/>ENJ1: The use of Wikipedia stimulates curiosity <text:line-break/>ENJ2: The use of Wikipedia is entertaining <text:line-break/><text:line-break/>Quality <text:line-break/><text:soft-page-break/>QU1: Articles in Wikipedia are reliable <text:line-break/>QU2: Articles in Wikipedia are updated <text:line-break/>QU3: Articles in Wikipedia are comprehensive <text:line-break/>QU4: In my area of expertise, Wikipedia has a lower quality than other educational resources <text:line-break/>QU5: I trust in the editing system of Wikipedia <text:line-break/><text:line-break/>Visibility <text:line-break/>VIS1: Wikipedia improves visibility of students' work <text:line-break/>VIS2: It is easy to have a record of the contributions made in Wikipedia <text:line-break/>VIS3: I cite Wikipedia in my academic papers <text:line-break/><text:line-break/>Social Image <text:line-break/>IM1: The use of Wikipedia is well considered among colleagues <text:line-break/>IM2: In academia, sharing open educational resources is appreciated <text:line-break/>IM3: My colleagues use Wikipedia <text:line-break/><text:line-break/>Sharing attitude <text:line-break/>SA1: It is important to share academic content in open platforms <text:line-break/>SA2: It is important to publish research results in other media than academic journals or books <text:line-break/>SA3: It is important that students become familiar with online collaborative environments <text:line-break/><text:line-break/>Use behaviour <text:line-break/>USE1: I use Wikipedia to develop my teaching materials <text:line-break/>USE2: I use Wikipedia as a platform to develop educational activities with students <text:line-break/>USE3: I recommend my students to use Wikipedia <text:line-break/>USE4: I recommend my colleagues to use Wikipedia <text:line-break/>USE5: I agree my students use Wikipedia in my courses <text:line-break/><text:line-break/>Profile 2.0 <text:line-break/>PF1: I contribute to blogs <text:line-break/>PF2: I actively participate in social networks <text:line-break/>PF3: I publish academic content in open platforms <text:line-break/><text:line-break/>Job relevance <text:line-break/>JR1: My university promotes the use of open collaborative environments in the Internet <text:line-break/>JR2: My university considers the use of open collaborative environments in the Internet as a teaching merit <text:line-break/><text:line-break/>Behavioral intention <text:line-break/>BI1: In the future I will recommend the use of Wikipedia to my colleagues and students <text:line-break/>BI2: In the future I will use Wikipedia in my teaching activity <text:line-break/><text:line-break/>Incentives <text:line-break/>INC1: To design educational activities using Wikipedia, it would be helpful: a best practices guide <text:line-break/>INC2: To design educational activities using Wikipedia, it would be helpful: getting instruction from a colleague <text:line-break/><text:soft-page-break/>INC3: To design educational activities using Wikipedia, it would be helpful: getting specific training <text:line-break/>INC4: To design educational activities using Wikipedia, it would be helpfull: greater institutional recognition <text:line-break/><text:line-break/>Experience <text:line-break/>EXP1: I consult Wikipedia for issues related to my field of expertise <text:line-break/>EXP2: I consult Wikipedia for other academic related issues <text:line-break/>EXP3: I consult Wikipedia for personal issues <text:line-break/>EXP4: I contribute to Wikipedia (editions, revisions, articles improvement...) <text:line-break/>EXP5: I use wikis to work with my students </text:p>
      <text:p text:style-name="Text_20_body"/>
      <text:p text:style-name="P1">Relevant Papers:</text:p>
      <text:p text:style-name="Text_20_body">Meseguer, A., Aibar, E., LladÃ³s, J., MinguillÃ³n, J., Lerga, M. (2015). â€œFactors that influence the teaching use of Wikipedia in Higher Educationâ€. JASIST, Journal of the Association for Information Science and Technology. ISSN: 2330-1635. doi: 10.1002/asi.23488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0:22:49.112848268</meta:creation-date>
    <dc:date>2019-10-14T20:26:49.222319279</dc:date>
    <meta:editing-duration>PT4M3S</meta:editing-duration>
    <meta:editing-cycles>1</meta:editing-cycles>
    <meta:document-statistic meta:table-count="0" meta:image-count="0" meta:object-count="0" meta:page-count="3" meta:paragraph-count="8" meta:word-count="669" meta:character-count="4669" meta:non-whitespace-character-count="3931"/>
    <meta:generator>LibreOffice/6.0.7.3$Linux_X86_64 LibreOffice_project/00m0$Build-3</meta:generator>
  </office:meta>
</office:document-meta>
</file>